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66cm"/>
    </style:style>
    <style:style style:name="co2" style:family="table-column">
      <style:table-column-properties fo:break-before="auto" style:column-width="6.045cm"/>
    </style:style>
    <style:style style:name="co3" style:family="table-column">
      <style:table-column-properties fo:break-before="auto" style:column-width="5.445cm"/>
    </style:style>
    <style:style style:name="co4" style:family="table-column">
      <style:table-column-properties fo:break-before="auto" style:column-width="4.847cm"/>
    </style:style>
    <style:style style:name="co5" style:family="table-column">
      <style:table-column-properties fo:break-before="auto" style:column-width="5.119cm"/>
    </style:style>
    <style:style style:name="co6" style:family="table-column">
      <style:table-column-properties fo:break-before="auto" style:column-width="6.071cm"/>
    </style:style>
    <style:style style:name="co7" style:family="table-column">
      <style:table-column-properties fo:break-before="auto" style:column-width="3.676cm"/>
    </style:style>
    <style:style style:name="co8" style:family="table-column">
      <style:table-column-properties fo:break-before="auto" style:column-width="2.258cm"/>
    </style:style>
    <style:style style:name="co9" style:family="table-column">
      <style:table-column-properties fo:break-before="auto" style:column-width="8.223cm"/>
    </style:style>
    <style:style style:name="co10" style:family="table-column">
      <style:table-column-properties fo:break-before="auto" style:column-width="5.909cm"/>
    </style:style>
    <style:style style:name="co11" style:family="table-column">
      <style:table-column-properties fo:break-before="auto" style:column-width="9.204cm"/>
    </style:style>
    <style:style style:name="co12" style:family="table-column">
      <style:table-column-properties fo:break-before="auto" style:column-width="6.807cm"/>
    </style:style>
    <style:style style:name="co13" style:family="table-column">
      <style:table-column-properties fo:break-before="auto" style:column-width="5.228cm"/>
    </style:style>
    <style:style style:name="co14" style:family="table-column">
      <style:table-column-properties fo:break-before="auto" style:column-width="4.329cm"/>
    </style:style>
    <style:style style:name="co15" style:family="table-column">
      <style:table-column-properties fo:break-before="auto" style:column-width="9.504cm"/>
    </style:style>
    <style:style style:name="co16" style:family="table-column">
      <style:table-column-properties fo:break-before="auto" style:column-width="8.659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9.529cm" fo:break-before="auto" style:use-optimal-row-height="true"/>
    </style:style>
    <style:style style:name="ro9" style:family="table-row">
      <style:table-row-properties style:row-height="8.345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middle"/>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Cloud Services</text:p>
          </table:table-cell>
          <table:table-cell table:number-columns-repeated="5"/>
          <table:table-cell office:value-type="string" calcext:value-type="string">
            <text:p>Communcation Protocol </text:p>
          </table:table-cell>
          <table:table-cell table:number-columns-repeated="1017"/>
        </table:table-row>
        <table:table-row table:style-name="ro2">
          <table:table-cell table:number-columns-repeated="1024"/>
        </table:table-row>
        <table:table-row table:style-name="ro2">
          <table:table-cell office:value-type="string" calcext:value-type="string">
            <text:p>Performnace</text:p>
          </table:table-cell>
          <table:table-cell table:number-columns-repeated="1023"/>
        </table:table-row>
        <table:table-row table:style-name="ro2">
          <table:table-cell office:value-type="string" calcext:value-type="string">
            <text:p>Protocol</text:p>
          </table:table-cell>
          <table:table-cell table:number-columns-repeated="1023"/>
        </table:table-row>
        <table:table-row table:style-name="ro2">
          <table:table-cell office:value-type="string" calcext:value-type="string">
            <text:p>Cost</text:p>
          </table:table-cell>
          <table:table-cell table:number-columns-repeated="1023"/>
        </table:table-row>
        <table:table-row table:style-name="ro2">
          <table:table-cell office:value-type="string" calcext:value-type="string">
            <text:p>Built in applications</text:p>
          </table:table-cell>
          <table:table-cell table:number-columns-repeated="1023"/>
        </table:table-row>
        <table:table-row table:style-name="ro2">
          <table:table-cell office:value-type="string" calcext:value-type="string">
            <text:p>Built in Apis</text:p>
          </table:table-cell>
          <table:table-cell table:number-columns-repeated="1023"/>
        </table:table-row>
        <table:table-row table:style-name="ro2">
          <table:table-cell office:value-type="string" calcext:value-type="string">
            <text:p>Usability</text:p>
          </table:table-cell>
          <table:table-cell table:number-columns-repeated="1023"/>
        </table:table-row>
        <table:table-row table:style-name="ro2">
          <table:table-cell table:number-columns-repeated="1024"/>
        </table:table-row>
        <table:table-row table:style-name="ro3">
          <table:table-cell office:value-type="string" calcext:value-type="string">
            <text:p><text:a xlink:href="https://aws.amazon.com/iot/" xlink:type="simple">https://aws.amazon.com/iot/</text:a> </text:p>
          </table:table-cell>
          <table:table-cell office:value-type="string" calcext:value-type="string">
            <text:p>Connect your devices and operate them at the edge.</text:p>
          </table:table-cell>
          <table:table-cell office:value-type="string" calcext:value-type="string">
            <text:p>Secure, control, and manage your devices from the cloud.</text:p>
          </table:table-cell>
          <table:table-cell office:value-type="string" calcext:value-type="string">
            <text:p>Work with IoT data faster to extract value from your data.</text:p>
          </table:table-cell>
          <table:table-cell office:value-type="string" calcext:value-type="string">
            <text:p>AWS helps you gather and operationalize telemetry data in the vehicle and in the cloud through on-demand high performance computing (HPC), cost-effective storage, and the deepest portfolio of machine learning (ML) services. Accelerate your time to market and reduce development costs by building on the AWS culture of innovation.</text:p>
          </table:table-cell>
          <table:table-cell table:number-columns-repeated="1019"/>
        </table:table-row>
        <table:table-row table:style-name="ro4">
          <table:table-cell table:style-name="ce2" office:value-type="string" calcext:value-type="string">
            <text:p><text:a xlink:href="https://azure.microsoft.com/en-us/overview/iot/#overview" xlink:type="simple">https://azure.microsoft.com/en-us/overview/iot/#overview</text:a> </text:p>
          </table:table-cell>
          <table:table-cell table:style-name="ce2" office:value-type="string" calcext:value-type="string">
            <text:p>Solve industry-specific business challenges with scenario-focused, edge-to-cloud technology solutions. The Microsoft Cloud has an ecosystem of thousands of partners, enabling you to access cloud capabilities and deploy hundreds of proven, repeatable solutions for specific business needs.</text:p>
          </table:table-cell>
          <table:table-cell table:style-name="ce2" office:value-type="string" calcext:value-type="string">
            <text:p>Expand intelligence to the edge and accelerate business transformation with 5G edge-based solutions for unique workloads. Improve productivity, reduce costs, and improve operational efficiencies by delivering data-driven action in near real-time for latency sensitive applications and unique use cases.</text:p>
          </table:table-cell>
          <table:table-cell table:style-name="ce2" office:value-type="string" calcext:value-type="string">
            <text:p>Connect, monitor, and manage billions of edge devices on a fully managed application platform or build more flexible solutions using robust platform services. The open approach from Azure places ease of development and integration at the forefront.</text:p>
          </table:table-cell>
          <table:table-cell table:style-name="ce2" office:value-type="string" calcext:value-type="string">
            <text:p>Securely connect, provision, manage, update, and monitor any edge device throughout its lifecycle with a comprehensive device management platform. Organize your devices and applications in a single view, easily add features in real time, automate updates, and monitor and troubleshoot device functionality.</text:p>
          </table:table-cell>
          <table:table-cell table:style-name="ce2" office:value-type="string" calcext:value-type="string">
            <text:p>Protect your organization on all fronts—hardware, software, and in the cloud—with Azure. Trust that your data estate is secured as you build open, flexible, and scalable IT and operational technology solutions with end-to-end security from chip to cloud.</text:p>
          </table:table-cell>
          <table:table-cell table:style-name="ce2" table:number-columns-repeated="1018"/>
        </table:table-row>
        <table:table-row table:style-name="ro5">
          <table:table-cell office:value-type="string" calcext:value-type="string">
            <text:p><text:a xlink:href="https://docs.aws.amazon.com/s3/index.html" xlink:type="simple">https://docs.aws.amazon.com/s3/index.html</text:a></text:p>
          </table:table-cell>
          <table:table-cell office:value-type="string" calcext:value-type="string">
            <text:p>Use Amazon S3 to store and retrieve any amount of data using highly scalable, reliable, fast, and inexpensive data storage.</text:p>
          </table:table-cell>
          <table:table-cell table:number-columns-repeated="1022"/>
        </table:table-row>
        <table:table-row table:style-name="ro6">
          <table:table-cell office:value-type="string" calcext:value-type="string">
            <text:p><text:a xlink:href="https://www.alibabacloud.com/product/iot" xlink:type="simple">https://www.alibabacloud.com/product/iot</text:a> </text:p>
          </table:table-cell>
          <table:table-cell office:value-type="string" calcext:value-type="string">
            <text:p>Supports device access worldwide, from a variety of networks and providers that are all based on different protocols.</text:p>
          </table:table-cell>
          <table:table-cell office:value-type="string" calcext:value-type="string">
            <text:p>Device authentication ensures the security and uniqueness of each device, and encrypted communication makes sure your data is not tampered with during transfe</text:p>
          </table:table-cell>
          <table:table-cell table:number-columns-repeated="2" office:value-type="string" calcext:value-type="string">
            <text:p>Maintains connections for hundreds of millions of devices, allows millions of devices to communicate with the IoT Platform at the same time, and guarantees 99.9% availability.</text:p>
          </table:table-cell>
          <table:table-cell office:value-type="string" calcext:value-type="string">
            <text:p>Provides end-to-end device management that allows you to monitor devices in real time and build applications by integrating other Alibaba Cloud services based on the rules engine.</text:p>
          </table:table-cell>
          <table:table-cell office:value-type="string" calcext:value-type="string">
            <text:p>Maintains connections for hundreds of millions of devices, allows millions of devices to communicate with the IoT Platform at the same time, and guarantees 99.9% availability.</text:p>
          </table:table-cell>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Sheet2" table:style-name="ta1">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8" table:number-columns-repeated="1016" table:default-cell-style-name="ce3"/>
        <table:table-column table:style-name="co8" table:default-cell-style-name="ce5"/>
        <table:table-row table:style-name="ro2">
          <table:table-cell office:value-type="string" calcext:value-type="string">
            <text:p>Cloud Services </text:p>
          </table:table-cell>
          <table:table-cell office:value-type="string" calcext:value-type="string">
            <text:p>Connectivity </text:p>
          </table:table-cell>
          <table:table-cell office:value-type="string" calcext:value-type="string">
            <text:p>Security </text:p>
          </table:table-cell>
          <table:table-cell office:value-type="string" calcext:value-type="string">
            <text:p>Performance \ Usability</text:p>
          </table:table-cell>
          <table:table-cell office:value-type="string" calcext:value-type="string">
            <text:p><text:s/>Compatibility </text:p>
          </table:table-cell>
          <table:table-cell office:value-type="string" calcext:value-type="string">
            <text:p>Cost </text:p>
          </table:table-cell>
          <table:table-cell office:value-type="string" calcext:value-type="string">
            <text:p>Scenarios </text:p>
          </table:table-cell>
          <table:table-cell table:number-columns-repeated="1017"/>
        </table:table-row>
        <table:table-row table:style-name="ro7">
          <table:table-cell office:value-type="string" calcext:value-type="string">
            <text:p><text:span text:style-name="T1"><text:a xlink:href="https://www.alibabacloud.com/product/iot" xlink:type="simple">https://www.alibabacloud.com/product/iot</text:a></text:span><text:span text:style-name="T1"> </text:span></text:p>
          </table:table-cell>
          <table:table-cell office:value-type="string" calcext:value-type="string">
            <text:p>Alibaba IOT cloud Platform MQTT, HTTP, CoAP</text:p>
          </table:table-cell>
          <table:table-cell office:value-type="string" calcext:value-type="string">
            <text:p>Device authentication ensures the security and uniqueness of each device, and encrypted communication makes sure your data is not tampered with during transfer.</text:p>
          </table:table-cell>
          <table:table-cell office:value-type="string" calcext:value-type="string">
            <text:p>Maintains connections for hundreds of millions of devices, allows millions of devices to communicate with the IoT Platform at the same time, and guarantees 99.9% availability.</text:p>
          </table:table-cell>
          <table:table-cell office:value-type="string" calcext:value-type="string">
            <text:p>Provides end-to-end device management that allows you to monitor devices in real time and build applications by integrating other Alibaba Cloud services based on the rules engine.</text:p>
          </table:table-cell>
          <table:table-cell office:value-type="string" calcext:value-type="string">
            <text:p>TBD</text:p>
          </table:table-cell>
          <table:table-cell office:value-type="string" calcext:value-type="string">
            <text:p>Bike Sharing</text:p>
            <text:p>Energy Monitoring</text:p>
            <text:p>Smart Cities</text:p>
            <text:p>Smart Classrooms</text:p>
          </table:table-cell>
          <table:table-cell table:number-columns-repeated="1017"/>
        </table:table-row>
        <table:table-row table:style-name="ro8">
          <table:table-cell office:value-type="string" calcext:value-type="string">
            <text:p><text:a xlink:href="https://azure.microsoft.com/en-us/overview/iot/#overview" xlink:type="simple">https://azure.microsoft.com/en-us/overview/iot/#overview</text:a></text:p>
          </table:table-cell>
          <table:table-cell office:value-type="string" calcext:value-type="string">
            <text:p>Azure IoT Hub and IoT Hub device SDKs support the following protocols for connecting devices:</text:p>
            <text:p/>
            <text:p>HTTPS</text:p>
            <text:p>AMQP</text:p>
            <text:p>AMQP over WebSockets</text:p>
            <text:p>MQTT</text:p>
            <text:p>MQTT over WebSockets</text:p>
            <text:p>If your application can’t use one of the supported protocols, extend IoT Hub to support custom protocols by:</text:p>
            <text:p/>
            <text:p>Using IoT Edge to create a field gateway to perform protocol translation on the edge.</text:p>
            <text:p>Customizing the Azure IoT protocol gateway to perform protocol translation in the cloud.</text:p>
            <text:p/>
            <text:p/>
            <text:p>MQTT, MQTT over websockets, AMQP, AMQP over websockets, HTTPS</text:p>
          </table:table-cell>
          <table:table-cell office:value-type="string" calcext:value-type="string">
            <text:p>Protect your organization on all fronts—hardware, software, and in the cloud—with Azure. Trust that your data estate is secured as you build open, flexible, and scalable IT and operational technology solutions with end-to-end security from chip to cloud.</text:p>
          </table:table-cell>
          <table:table-cell office:value-type="string" calcext:value-type="string">
            <text:p>Expand intelligence to the edge and accelerate business transformation with 5G edge-based solutions for unique workloads. Improve productivity, reduce costs, and improve operational efficiencies by delivering data-driven action in near real-time for latency sensitive applications and unique use cases.</text:p>
          </table:table-cell>
          <table:table-cell office:value-type="string" calcext:value-type="string">
            <text:p>Azure RTOS</text:p>
            <text:p>Windows for IOT</text:p>
            <text:p>Free RTOS</text:p>
          </table:table-cell>
          <table:table-cell office:value-type="string" calcext:value-type="string">
            <text:p>TBD (240,000 Messages Per Month )</text:p>
          </table:table-cell>
          <table:table-cell office:value-type="string" calcext:value-type="string">
            <text:p>Manufacturing</text:p>
            <text:p>Energy</text:p>
            <text:p>Healthcare</text:p>
            <text:p>Retail</text:p>
            <text:p>Transportation</text:p>
          </table:table-cell>
          <table:table-cell table:number-columns-repeated="1017"/>
        </table:table-row>
        <table:table-row table:style-name="ro9">
          <table:table-cell office:value-type="string" calcext:value-type="string">
            <text:p><text:span text:style-name="T1"><text:a xlink:href="https://aws.amazon.com/iot/" xlink:type="simple">https://aws.amazon.com/iot/</text:a></text:span><text:span text:style-name="T1">  </text:span></text:p>
          </table:table-cell>
          <table:table-cell office:value-type="string" calcext:value-type="string">
            <text:p>Choose your preferred communication protocol, including MQTT, HTTPS, MQTT over WSS, and LoRaWAN</text:p>
            <text:p/>
            <text:p/>
            <text:p><text:span text:style-name="T1">MQTT, MQTT over WSS, HTTPS</text:span></text:p>
          </table:table-cell>
          <table:table-cell office:value-type="string" calcext:value-type="string">
            <text:p>Secure device connections and data with mutual authentication and end-to-end encryption.</text:p>
            <text:p/>
            <text:p>AWS IoT services address every layer of your application and device security. Safeguard your device data with preventative mechanisms, like encryption and access control, and consistently audit and monitor your configurations with AWS IoT Device Defender.</text:p>
          </table:table-cell>
          <table:table-cell office:value-type="string" calcext:value-type="string">
            <text:p>Create models in the cloud and deploy them to devices with up to 25x better performance and less than 1/10th the runtime footprint. AWS brings artificial intelligence (AI), machine learning (ML), and IoT together to make devices more intelligent.</text:p>
            <text:p/>
            <text:p>Build innovative, differentiated solutions on secure, proven, and elastic cloud infrastructure that scales to billions of devices and trillions of messages. AWS IoT easily integrates with other AWS services.</text:p>
            <text:p/>
            <text:p>Scale, move quickly, and save money, with AWS IoT. From secure device connectivity to management, storage, and analytics, AWS IoT has the broad and deep services you need to build complete solutions.</text:p>
          </table:table-cell>
          <table:table-cell office:value-type="string" calcext:value-type="string">
            <text:p>Connect your devices and operate them at the edge.</text:p>
            <text:p>-Free RTOS</text:p>
            <text:p>- AWS IOT Greengrass</text:p>
          </table:table-cell>
          <table:table-cell office:value-type="string" calcext:value-type="string">
            <text:p>TBD</text:p>
            <text:p>(2.25 million connection minutes and 500,000 messages per month </text:p>
            <text:p>for 12 months with the AWS Free Tier )</text:p>
          </table:table-cell>
          <table:table-cell office:value-type="string" calcext:value-type="string">
            <text:p>Optimize industrial operations</text:p>
            <text:p>Build differentiated consumer products</text:p>
            <text:p>Reinvent smart buildings and cities</text:p>
            <text:p>Transform mobility</text:p>
          </table:table-cell>
          <table:table-cell table:number-columns-repeated="1017"/>
        </table:table-row>
        <table:table-row table:style-name="ro10">
          <table:table-cell office:value-type="string" calcext:value-type="string">
            <text:p><text:a xlink:href="https://cloud.google.com/solutions/iot/#section-1" xlink:type="simple">https://cloud.google.com/solutions/iot/#section-1</text:a> </text:p>
          </table:table-cell>
          <table:table-cell table:style-name="ce4" office:value-type="string" calcext:value-type="string">
            <text:p>MQTT, HTTP</text:p>
          </table:table-cell>
          <table:table-cell office:value-type="string" calcext:value-type="string">
            <text:p>Trusted cloud infrastructure</text:p>
            <text:p>Take advantage of the same secure-by-design infrastructure, built-in protection, and global network that Google uses to protect your information, identities, applications, and devices. Our stack builds security through progressive layers that deliver true defense in depth at scale.</text:p>
            <text:p/>
            <text:p>Encryption by default, at rest and in transit</text:p>
            <text:p>We encrypt data in transit between our facilities and at rest, ensuring that it can only be accessed by authorized roles and services with audited access to the encryption keys. Learn more about how we encrypt data at rest and how we encrypt data in transit.</text:p>
          </table:table-cell>
          <table:table-cell office:value-type="string" calcext:value-type="string">
            <text:p>Boost intelligence from edge to cloud</text:p>
            <text:p/>
            <text:p>Google Cloud IoT services gather real-time insights, at the edge or in the cloud. Do ad hoc analysis with BigQuery, advanced analytics and ML with Vertex AI, and visualize results in Google Data Studio.</text:p>
            <text:p/>
            <text:p/>
          </table:table-cell>
          <table:table-cell office:value-type="string" calcext:value-type="string">
            <text:p>Empowering customers with an open cloud approach</text:p>
            <text:p>Google’s open cloud brings Google Cloud services to different physical locations such as on-premises, multiple public clouds, and the edge, while leaving the operation, governance, and evolution of the services to Google Cloud. Our open cloud approach enables you to develop software faster, innovate more easily, and scale more efficiently—while also reducing technology risk.</text:p>
          </table:table-cell>
          <table:table-cell office:value-type="string" calcext:value-type="string">
            <text:p>TBD</text:p>
            <text:p/>
            <text:p><text:a xlink:href="https://cloud.google.com/free/docs/gcp-free-tier#free-tier-usage-limits" xlink:type="simple">https://cloud.google.com/free/docs/gcp-free-tier#free-tier-usage-limits</text:a></text:p>
          </table:table-cell>
          <table:table-cell office:value-type="string" calcext:value-type="string">
            <text:p>Smart cities and buildings</text:p>
            <text:p>Real-time asset tracking</text:p>
            <text:p>Predictive maintenance</text:p>
            <text:p>Logistics and supply chain management</text:p>
          </table:table-cell>
          <table:table-cell table:number-columns-repeated="1017"/>
        </table:table-row>
        <table:table-row table:style-name="ro11">
          <table:table-cell office:value-type="string" calcext:value-type="string">
            <text:p><text:a xlink:href="https://www.ibm.com/cloud/internet-of-things" xlink:type="simple">https://www.ibm.com/cloud/internet-of-things</text:a></text:p>
          </table:table-cell>
          <table:table-cell office:value-type="string" calcext:value-type="string">
            <text:p>MQTT and HTTP</text:p>
            <text:p>Connect to the IBM Cloud using open, lightweight MQTT or HTTP. </text:p>
            <text:p><text:span text:style-name="T1"/></text:p>
          </table:table-cell>
          <table:table-cell office:value-type="string" calcext:value-type="string">
            <text:p><text:a xlink:href="https://www.ibm.com/blogs/cloud-archive/2017/06/watson-iot-platform-security-enhancement" xlink:type="simple">https://www.ibm.com/blogs/cloud-archive/2017/06/watson-iot-platform-security-enhancement</text:a>/</text:p>
          </table:table-cell>
          <table:table-cell office:value-type="string" calcext:value-type="string">
            <text:p>Start small, scale fast</text:p>
            <text:p>Connect, collect and start processing IoT data quickly and easily with the IBM Watson IoT® Platform.</text:p>
            <text:p/>
            <text:p>Visualize, analyze and act</text:p>
            <text:p>Take advantage of the analytics service for visualization and AI-driven analytics in the cloud.</text:p>
            <text:p/>
            <text:p>Digital traceability</text:p>
            <text:p>The IBM Blockchain is helping maintain trust in the food supply chain.</text:p>
          </table:table-cell>
          <table:table-cell/>
          <table:table-cell office:value-type="string" calcext:value-type="string">
            <text:p>TBD</text:p>
          </table:table-cell>
          <table:table-cell office:value-type="string" calcext:value-type="string">
            <text:p><text:a xlink:href="https://www/" xlink:type="simple">https://www</text:a>.ibm.com/cloud/edge-application-manager</text:p>
          </table:table-cell>
          <table:table-cell table:number-columns-repeated="1017"/>
        </table:table-row>
        <table:table-row table:style-name="ro9">
          <table:table-cell office:value-type="string" calcext:value-type="string">
            <text:p><text:a xlink:href="https://docs.oracle.com/en/cloud/paas/iot-cloud/index.html" xlink:type="simple">https://docs.oracle.com/en/cloud/paas/iot-cloud/index.html</text:a> </text:p>
          </table:table-cell>
          <table:table-cell office:value-type="string" calcext:value-type="string">
            <text:p><text:s/>IOT Cloud MQTT, HTTP</text:p>
          </table:table-cell>
          <table:table-cell office:value-type="string" calcext:value-type="string">
            <text:p>security issues around authentication, authorization, and access control in a uniform way. For maximum protection, verify that your cloud provider offers the following: » Guaranteed SLAs » Physical security and best-in-class facilities with 24/7 environmental monitoring and alerting <text:s/>» Security accreditations <text:s/>» Disaster recovery <text:s/>» Redundant power and networks, and no single points of failure » Code reviews and third-party vulnerability assessments With the right cloud provider, your mission-critical application services will have a delivery mechanism you can rely on and that has been validated in the most-demanding environments. </text:p>
          </table:table-cell>
          <table:table-cell office:value-type="string" calcext:value-type="string">
            <text:p>Oracle has the knowledge and expertise to help identify and implement a platform for the IoT that allows you to </text:p>
            <text:p/>
            <text:p>» Connect. Collect data from any device in any market—reliably and securely—and accelerate your time to market with an open, secure, and scalable platform.  </text:p>
            <text:p/>
            <text:p>» Analyze. Perform real-time, big data, and predictive analytics to deliver the enriched enterprise data that enables you to identify new services and improve customer satisfaction.  </text:p>
            <text:p/>
            <text:p>» Integrate. Use open interfaces and preintegrations with Oracle’s platform-as-a-service (PaaS) and software-as-a-service (SaaS) offerings to reduce total cost of ownership for IoT data-enriched applications and processes. </text:p>
          </table:table-cell>
          <table:table-cell/>
          <table:table-cell office:value-type="string" calcext:value-type="string">
            <text:p>TBD</text:p>
          </table:table-cell>
          <table:table-cell office:value-type="string" calcext:value-type="string">
            <text:p><text:a xlink:href="https://www.oracle.com/de/internet-of-things/" xlink:type="simple">https://www.oracle.com/de/internet-of-things/</text:a></text:p>
          </table:table-cell>
          <table:table-cell table:number-columns-repeated="1017"/>
        </table:table-row>
        <table:table-row table:style-name="ro2" table:number-rows-repeated="1048568">
          <table:table-cell table:number-columns-repeated="1024"/>
        </table:table-row>
        <table:table-row table:style-name="ro2">
          <table:table-cell table:number-columns-repeated="1024"/>
        </table:table-row>
      </table:table>
      <table:table table:name="Sheet3" table:style-name="ta1">
        <table:table-column table:style-name="co8" table:default-cell-style-name="ce4"/>
        <table:table-column table:style-name="co16" table:default-cell-style-name="ce4"/>
        <table:table-row table:style-name="ro1">
          <table:table-cell office:value-type="string" calcext:value-type="string">
            <text:p>Cloud Storage Service </text:p>
          </table:table-cell>
          <table:table-cell office:value-type="string" calcext:value-type="string">
            <text:p>Protocols</text:p>
          </table:table-cell>
        </table:table-row>
        <table:table-row table:style-name="ro12">
          <table:table-cell office:value-type="string" calcext:value-type="string">
            <text:p>AWS IOT </text:p>
          </table:table-cell>
          <table:table-cell office:value-type="string" calcext:value-type="string">
            <text:p>MQTT, MQTT over WSS, HTTPS,</text:p>
          </table:table-cell>
        </table:table-row>
        <table:table-row table:style-name="ro13">
          <table:table-cell office:value-type="string" calcext:value-type="string">
            <text:p>Azure IOT </text:p>
          </table:table-cell>
          <table:table-cell office:value-type="string" calcext:value-type="string">
            <text:p>MQTT, MQTT over websockets, AMQP, AMQP over websockets, HTTPS,  REST API's</text:p>
          </table:table-cell>
        </table:table-row>
        <table:table-row table:style-name="ro12">
          <table:table-cell office:value-type="string" calcext:value-type="string">
            <text:p>Google---Cloud IOT core </text:p>
          </table:table-cell>
          <table:table-cell office:value-type="string" calcext:value-type="string">
            <text:p>MQTT, HTTP, REST API's</text:p>
          </table:table-cell>
        </table:table-row>
        <table:table-row table:style-name="ro12">
          <table:table-cell office:value-type="string" calcext:value-type="string">
            <text:p>Google ----Google cloud IOT </text:p>
          </table:table-cell>
          <table:table-cell office:value-type="string" calcext:value-type="string">
            <text:p>MQTT, HTTP, REST API's</text:p>
          </table:table-cell>
        </table:table-row>
        <table:table-row table:style-name="ro5">
          <table:table-cell office:value-type="string" calcext:value-type="string">
            <text:p>IBM --- IBM IOT Cloud</text:p>
          </table:table-cell>
          <table:table-cell office:value-type="string" calcext:value-type="string">
            <text:p>MQTT, JMS, Custom protocol, REST API's</text:p>
          </table:table-cell>
        </table:table-row>
        <table:table-row table:style-name="ro2">
          <table:table-cell table:style-name="ce11" table:number-columns-repeated="2"/>
        </table:table-row>
        <table:table-row table:style-name="ro1">
          <table:table-cell office:value-type="string" calcext:value-type="string">
            <text:p>Oracle---- IOT Cloud</text:p>
          </table:table-cell>
          <table:table-cell office:value-type="string" calcext:value-type="string">
            <text:p>MQTT, HTTP, REST API's</text:p>
          </table:table-cell>
        </table:table-row>
        <table:table-row table:style-name="ro12">
          <table:table-cell office:value-type="string" calcext:value-type="string">
            <text:p>Alibaba IOT cloud Platform</text:p>
          </table:table-cell>
          <table:table-cell office:value-type="string" calcext:value-type="string">
            <text:p>MQTT, HTTP, CoAP, REST API's </text:p>
          </table:table-cell>
        </table:table-row>
        <table:table-row table:style-name="ro2">
          <table:table-cell table:style-name="ce11"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4-26">00/00/0000</text:date>, <text:time style:data-style-name="N2" text:time-value="23:25:06.944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21:13:27.502000000</meta:creation-date>
    <dc:date>2022-04-26T23:42:40.725000000</dc:date>
    <meta:editing-duration>PT12M23S</meta:editing-duration>
    <meta:editing-cycles>3</meta:editing-cycles>
    <meta:generator>LibreOffice/7.2.1.2$Windows_X86_64 LibreOffice_project/87b77fad49947c1441b67c559c339af8f3517e22</meta:generator>
    <meta:document-statistic meta:table-count="3" meta:cell-count="91" meta:object-count="0"/>
    <meta:user-defined meta:name="ProgId">Excel.Sheet</meta:user-defined>
  </office:meta>
</office:document-meta>
</file>